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0AE2DB1723127553.png" manifest:media-type="image/png"/>
  <manifest:file-entry manifest:full-path="Pictures/1000000000000320000002581D3E2363119C3B4B.jpg" manifest:media-type="image/jpeg"/>
  <manifest:file-entry manifest:full-path="Pictures/1000000000000556000003005A21D359BB197D62.png" manifest:media-type="image/png"/>
  <manifest:file-entry manifest:full-path="Pictures/10000000000002D9000002291406262EB1F584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aixa de Câmbio</text:p>
          </draw:text-box>
        </draw:frame>
        <draw:frame draw:style-name="gr1" draw:text-style-name="P1" draw:layer="layout" svg:width="12.041cm" svg:height="9.134cm" svg:x="7.978cm" svg:y="3.685cm" presentation:class="graphic">
          <draw:image xlink:href="Pictures/10000000000002D9000002291406262EB1F5847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aixa de Câmbio</text:p>
          </draw:text-box>
        </draw:frame>
        <draw:frame draw:style-name="gr1" draw:text-style-name="P1" draw:layer="layout" svg:width="16.246cm" svg:height="9.134cm" svg:x="5.876cm" svg:y="3.685cm" presentation:class="graphic">
          <draw:image xlink:href="Pictures/1000000000000556000003005A21D359BB197D6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aixa de Câmbio</text:p>
          </draw:text-box>
        </draw:frame>
        <draw:frame draw:style-name="gr1" draw:text-style-name="P1" draw:layer="layout" svg:width="16.246cm" svg:height="9.134cm" svg:x="5.876cm" svg:y="3.685cm" presentation:class="graphic">
          <draw:image xlink:href="Pictures/1000000000000556000003000AE2DB172312755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aixa de Câmbio</text:p>
          </draw:text-box>
        </draw:frame>
        <draw:frame draw:style-name="gr1" draw:text-style-name="P1" draw:layer="layout" svg:width="12.179cm" svg:height="9.134cm" svg:x="7.909cm" svg:y="3.685cm" presentation:class="graphic">
          <draw:image xlink:href="Pictures/1000000000000320000002581D3E2363119C3B4B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Caixa de Câmbio</text:p>
          </draw:text-box>
        </draw:frame>
        <draw:frame presentation:style-name="pr4" draw:layer="layout" svg:width="6.2cm" svg:height="9.134cm" svg:x="4.2cm" svg:y="3.685cm" presentation:class="outline" presentation:user-transformed="true">
          <draw:text-box>
            <text:p>Haproxy</text:p>
            <text:p>Nginx</text:p>
            <text:p>Express</text:p>
          </draw:text-box>
        </draw:frame>
        <draw:frame presentation:style-name="pr4" draw:text-style-name="P3" draw:layer="layout" svg:width="6.41cm" svg:height="9.134cm" svg:x="17.5cm" svg:y="3.685cm" presentation:class="outline" presentation:user-transformed="true">
          <draw:text-box>
            <text:p text:style-name="P3">Nestjs</text:p>
            <text:p text:style-name="P3">Loopback</text:p>
            <text:p text:style-name="P3">Moleculerjs</text:p>
            <text:p text:style-name="P3">Marblejs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6:29:18.829834167</meta:creation-date>
    <dc:date>2020-07-30T16:44:26.775584490</dc:date>
    <meta:editing-duration>PT3M57S</meta:editing-duration>
    <meta:editing-cycles>1</meta:editing-cycles>
    <meta:document-statistic meta:object-count="42"/>
    <meta:generator>LibreOffice/6.4.4.2$Linux_X86_64 LibreOffice_project/40$Build-2</meta:generator>
  </office:meta>
</office:document-meta>
</file>